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1cm" draw:marker-end-width="0.51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3cm" svg:stroke-color="#808080" draw:marker-start-width="0.295cm" draw:marker-end="Arrow" draw:marker-end-width="0.29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5cm" svg:x="2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6.9cm" svg:x2="6cm" svg:y2="3.5cm">
          <text:p/>
        </draw:line>
        <draw:line draw:style-name="gr2" draw:text-style-name="P1" draw:layer="layout" svg:x1="7cm" svg:y1="6.9cm" svg:x2="7cm" svg:y2="3.5cm">
          <text:p/>
        </draw:line>
        <draw:line draw:style-name="gr2" draw:text-style-name="P1" draw:layer="layout" svg:x1="3.6cm" svg:y1="3.5cm" svg:x2="6cm" svg:y2="3.5cm">
          <text:p/>
        </draw:line>
        <draw:line draw:style-name="gr2" draw:text-style-name="P1" draw:layer="layout" svg:x1="7cm" svg:y1="3.5cm" svg:x2="9.4cm" svg:y2="3.5cm">
          <text:p/>
        </draw:line>
        <draw:path draw:style-name="gr3" draw:text-style-name="P1" draw:layer="layout" svg:width="3.342cm" svg:height="4.647cm" svg:x="6.314cm" svg:y="2.284cm" svg:viewBox="0 0 3343 4648" svg:d="m168 4648c27-291-92-566-159-847-77-323 382-532 238-873-116-275-139-575-159-873-25-365 341-547 371-873 30-329 129-696 397-847 295-166 565-227 899-317 406-110 508 318 821 370h317l265 185 185 27">
          <text:p/>
        </draw:path>
        <draw:path draw:style-name="gr3" draw:text-style-name="P1" draw:layer="layout" svg:width="3.896cm" svg:height="4.516cm" svg:x="2.884cm" svg:y="2.389cm" svg:viewBox="0 0 3897 4517" svg:d="m3783 4517c-24-276 224-607 53-821-257-321-306-605-185-873 130-288 118-581 0-873-106-263 74-566 53-847-26-346-347-535-450-873-108-354-590-233-847-79-278 166-588-1-873-53-289-52-577-26-847 159-300 206-445 489-661 741h-2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00:39:38.994000000</meta:creation-date>
    <dc:date>2014-11-14T00:43:27.544000000</dc:date>
    <meta:editing-duration>P0D</meta:editing-duration>
    <meta:editing-cycles>1</meta:editing-cycles>
    <meta:document-statistic meta:object-count="7"/>
    <meta:generator>LibreOffice/4.1.1.2$Windows_x86 LibreOffice_project/7e4286b58adc75a14f6d83f53a03b6c11fa2903</meta:generator>
  </office:meta>
</office:document-meta>
</file>